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svg:stroke-color="#ff000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dc23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05cm" svg:y1="2.27cm" svg:x2="2.905cm" svg:y2="9.255cm">
            <text:p/>
          </draw:line>
          <draw:line draw:style-name="gr1" draw:text-style-name="P1" draw:layer="layout" svg:x1="2.905cm" svg:y1="2.27cm" svg:x2="11.16cm" svg:y2="2.27cm">
            <text:p/>
          </draw:line>
          <draw:line draw:style-name="gr1" draw:text-style-name="P1" draw:layer="layout" svg:x1="2.905cm" svg:y1="9.255cm" svg:x2="11.16cm" svg:y2="9.255cm">
            <text:p/>
          </draw:line>
          <draw:path draw:style-name="gr2" draw:text-style-name="P1" draw:layer="layout" svg:width="8.889cm" svg:height="6.349cm" svg:x="2.905cm" svg:y="2.905cm" svg:viewBox="0 0 8890 6350" svg:d="m8890 0c-3175 635-5715 1270-8890 6350v0">
            <text:p/>
          </draw:path>
          <draw:frame draw:style-name="gr3" draw:text-style-name="P2" draw:layer="layout" svg:width="1.247cm" svg:height="1.089cm" svg:x="1.658cm" svg:y="1.635cm">
            <draw:text-box>
              <text:p><text:span text:style-name="T1">1.0</text:span></text:p>
            </draw:text-box>
          </draw:frame>
          <draw:frame draw:style-name="gr3" draw:text-style-name="P2" draw:layer="layout" svg:width="1.285cm" svg:height="1.089cm" svg:x="1.62cm" svg:y="4.175cm">
            <draw:text-box>
              <text:p text:style-name="P2"><text:span text:style-name="T1">2/3</text:span></text:p>
            </draw:text-box>
          </draw:frame>
          <draw:frame draw:style-name="gr3" draw:text-style-name="P2" draw:layer="layout" svg:width="1.285cm" svg:height="1.089cm" svg:x="1.62cm" svg:y="8.62cm">
            <draw:text-box>
              <text:p><text:span text:style-name="T1">0.0</text:span></text:p>
            </draw:text-box>
          </draw:frame>
          <draw:frame draw:style-name="gr3" draw:text-style-name="P2" draw:layer="layout" svg:width="0.815cm" svg:height="1.089cm" svg:x="2.725cm" svg:y="9.055cm">
            <draw:text-box>
              <text:p><text:span text:style-name="T1">0</text:span></text:p>
            </draw:text-box>
          </draw:frame>
          <draw:frame draw:style-name="gr3" draw:text-style-name="P3" draw:layer="layout" svg:width="1.129cm" svg:height="1.927cm" svg:x="6.168cm" svg:y="9.055cm">
            <draw:text-box>
              <text:p text:style-name="P1"><text:span text:style-name="T1">c</text:span></text:p>
              <text:p text:style-name="P1"><text:span text:style-name="T2">25</text:span></text:p>
            </draw:text-box>
          </draw:frame>
          <draw:line draw:style-name="gr4" draw:text-style-name="P1" draw:layer="layout" svg:x1="2.905cm" svg:y1="4.81cm" svg:x2="6.715cm" svg:y2="4.81cm">
            <text:p/>
          </draw:line>
          <draw:line draw:style-name="gr4" draw:text-style-name="P1" draw:layer="layout" svg:x1="6.715cm" svg:y1="4.81cm" svg:x2="6.715cm" svg:y2="9.25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ill Duquette</meta:initial-creator>
    <meta:creation-date>2009-09-22T14:48:37</meta:creation-date>
    <dc:date>2009-09-22T14:59:01</dc:date>
    <dc:creator>Will Duquette</dc:creator>
    <meta:editing-duration>PT00H10M24S</meta:editing-duration>
    <meta:editing-cycles>3</meta:editing-cycles>
    <meta:generator>OpenOffice.org/3.0$Linux OpenOffice.org_project/300m15$Build-9379</meta:generator>
    <meta:document-statistic meta:object-count="12"/>
  </office:meta>
</office:document-meta>
</file>